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d09d" officeooo:paragraph-rsid="000fd09d"/>
    </style:style>
    <style:style style:name="P2" style:family="paragraph" style:parent-style-name="Standard">
      <style:paragraph-properties fo:text-align="center" style:justify-single-word="false"/>
      <style:text-properties officeooo:rsid="000fd09d" officeooo:paragraph-rsid="000fd09d"/>
    </style:style>
    <style:style style:name="P3" style:family="paragraph" style:parent-style-name="Standard">
      <style:paragraph-properties fo:text-align="start" style:justify-single-word="false"/>
      <style:text-properties officeooo:rsid="000fd09d" officeooo:paragraph-rsid="000fd09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fd09d" officeooo:paragraph-rsid="000fd09d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fd09d" officeooo:paragraph-rsid="000fd09d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0fd09d" officeooo:paragraph-rsid="000fd09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fd09d"/>
    </style:style>
    <style:style style:name="P8" style:family="paragraph" style:parent-style-name="Standard">
      <style:paragraph-properties fo:text-align="start" style:justify-single-word="false"/>
      <style:text-properties officeooo:rsid="000fdf70" officeooo:paragraph-rsid="000fdf70"/>
    </style:style>
    <style:style style:name="T1" style:family="text">
      <style:text-properties officeooo:rsid="000fd09d"/>
    </style:style>
    <style:style style:name="T2" style:family="text">
      <style:text-properties officeooo:rsid="000fd3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k Reuter</text:p>
      <text:p text:style-name="P1">Tom Dobrow</text:p>
      <text:p text:style-name="P1">Mobile Software Development</text:p>
      <text:p text:style-name="P1">30 November 2014</text:p>
      <text:p text:style-name="P1"/>
      <text:p text:style-name="P2">Project Outline: Honeymoon Whist</text:p>
      <text:p text:style-name="P2"/>
      <text:p text:style-name="P3">For this project, we plan on implementing the classic two player card game, Honeymoon Whist. </text:p>
      <text:p text:style-name="P3">Basic outline of the game:</text:p>
      <text:list xml:id="list4543911856494937073" text:style-name="L1">
        <text:list-item>
          <text:p text:style-name="P7"><text:span text:style-name="T1">Players choose cards one at a time until the deck is depleted</text:span></text:p>
        </text:list-item>
        <text:list-item>
          <text:p text:style-name="P4">Players take turns bidding how many tricks out of thirteen they think they can win</text:p>
        </text:list-item>
        <text:list-item>
          <text:p text:style-name="P4">The player who bids highest chooses which suit will be trump</text:p>
        </text:list-item>
        <text:list-item>
          <text:p text:style-name="P4">Said player leads the first trick and play continues until both hands are empty</text:p>
        </text:list-item>
        <text:list-item>
          <text:p text:style-name="P4">If the leader makes his bid then he gets a point, otherwise his opponent does</text:p>
        </text:list-item>
      </text:list>
      <text:p text:style-name="P3"/>
      <text:p text:style-name="P3">We plan on writing <text:span text:style-name="T2">powerful</text:span> AI<text:span text:style-name="T2">s</text:span> for the user to play against. The app will look as follows (generally):</text:p>
      <text:list xml:id="list715795370116785736" text:style-name="L2">
        <text:list-item>
          <text:p text:style-name="P5">Opening screen</text:p>
        </text:list-item>
        <text:list-item>
          <text:p text:style-name="P5">Home screen with three buttons:</text:p>
          <text:list>
            <text:list-item>
              <text:p text:style-name="P5">Play!</text:p>
              <text:list>
                <text:list-item>
                  <text:p text:style-name="P5">Segues to gameplay mode, consisting of a setting view, a bidding view, and a play view</text:p>
                </text:list-item>
              </text:list>
            </text:list-item>
            <text:list-item>
              <text:p text:style-name="P5">How to play</text:p>
              <text:list>
                <text:list-item>
                  <text:p text:style-name="P5">Shows the rules of the game</text:p>
                </text:list-item>
              </text:list>
            </text:list-item>
            <text:list-item>
              <text:p text:style-name="P5">Credits</text:p>
              <text:list>
                <text:list-item>
                  <text:p text:style-name="P5">Scrolling animation of credits</text:p>
                </text:list-item>
              </text:list>
            </text:list-item>
          </text:list>
        </text:list-item>
      </text:list>
      <text:p text:style-name="P3"/>
      <text:p text:style-name="P3">We plan on designing this app for iPhones only.</text:p>
      <text:p text:style-name="P3"/>
      <text:p text:style-name="P3">Some extra features to be implemented:</text:p>
      <text:list xml:id="list534055338076025417" text:style-name="L3">
        <text:list-item>
          <text:p text:style-name="P6">Card animations</text:p>
        </text:list-item>
        <text:list-item>
          <text:p text:style-name="P6">Victory animations</text:p>
        </text:list-item>
        <text:list-item>
          <text:p text:style-name="P6">Auditory supplement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1:55:37.168884000</meta:creation-date>
    <dc:date>2014-11-30T22:11:06.794521000</dc:date>
    <meta:editing-duration>PT15M28S</meta:editing-duration>
    <meta:editing-cycles>3</meta:editing-cycles>
    <meta:generator>LibreOffice/4.3.2.2$MacOSX_X86_64 LibreOffice_project/edfb5295ba211bd31ad47d0bad0118690f76407d</meta:generator>
    <meta:document-statistic meta:table-count="0" meta:image-count="0" meta:object-count="0" meta:page-count="1" meta:paragraph-count="26" meta:word-count="195" meta:character-count="1042" meta:non-whitespace-character-count="888"/>
  </office:meta>
</office:document-meta>
</file>